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Raw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Times</text:p>
          </table:table-cell>
          <table:table-cell office:value-type="string">
            <text:p>Power</text:p>
          </table:table-cell>
          <table:table-cell office:value-type="string">
            <text:p>Divide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formula="of:=[.$E$5]*[.B8]" office:value-type="float" office:value="24">
            <text:p>24</text:p>
          </table:table-cell>
          <table:table-cell table:formula="of:=[.$E$5]^[.B8]" office:value-type="float" office:value="144">
            <text:p>144</text:p>
          </table:table-cell>
          <table:table-cell table:formula="of:=[.$E$5]/[.B8]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formula="of:=[.$E$5]*[.B9]" office:value-type="float" office:value="36">
            <text:p>36</text:p>
          </table:table-cell>
          <table:table-cell table:formula="of:=[.$E$5]^[.B9]" office:value-type="float" office:value="1728">
            <text:p>1728</text:p>
          </table:table-cell>
          <table:table-cell table:formula="of:=[.$E$5]/[.B9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formula="of:=[.$E$5]*[.B10]" office:value-type="float" office:value="48">
            <text:p>48</text:p>
          </table:table-cell>
          <table:table-cell table:formula="of:=[.$E$5]^[.B10]" office:value-type="float" office:value="20736">
            <text:p>20736</text:p>
          </table:table-cell>
          <table:table-cell table:formula="of:=[.$E$5]/[.B10]" office:value-type="float" office:value="3">
            <text:p>3</text:p>
          </table:table-cell>
          <table:table-cell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cimal2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Times</text:p>
          </table:table-cell>
          <table:table-cell office:value-type="string">
            <text:p>Power</text:p>
          </table:table-cell>
          <table:table-cell office:value-type="string">
            <text:p>Divide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2" table:formula="of:=[.$E$5]*[.B8]" office:value-type="float" office:value="24">
            <text:p>24.00</text:p>
          </table:table-cell>
          <table:table-cell table:style-name="ce2" table:formula="of:=[.$E$5]^[.B8]" office:value-type="float" office:value="144">
            <text:p>144.00</text:p>
          </table:table-cell>
          <table:table-cell table:style-name="ce2" table:formula="of:=[.$E$5]/[.B8]" office:value-type="float" office:value="6">
            <text:p>6.0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2" table:formula="of:=[.$E$5]*[.B9]" office:value-type="float" office:value="36">
            <text:p>36.00</text:p>
          </table:table-cell>
          <table:table-cell table:style-name="ce2" table:formula="of:=[.$E$5]^[.B9]" office:value-type="float" office:value="1728">
            <text:p>1728.00</text:p>
          </table:table-cell>
          <table:table-cell table:style-name="ce2" table:formula="of:=[.$E$5]/[.B9]" office:value-type="float" office:value="4">
            <text:p>4.0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2" table:formula="of:=[.$E$5]*[.B10]" office:value-type="float" office:value="48">
            <text:p>48.00</text:p>
          </table:table-cell>
          <table:table-cell table:style-name="ce2" table:formula="of:=[.$E$5]^[.B10]" office:value-type="float" office:value="20736">
            <text:p>20736.00</text:p>
          </table:table-cell>
          <table:table-cell table:style-name="ce2" table:formula="of:=[.$E$5]/[.B10]" office:value-type="float" office:value="3">
            <text:p>3.00</text:p>
          </table:table-cell>
          <table:table-cell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xponential2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Times</text:p>
          </table:table-cell>
          <table:table-cell office:value-type="string">
            <text:p>Power</text:p>
          </table:table-cell>
          <table:table-cell office:value-type="string">
            <text:p>Divide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3" table:formula="of:=[.$E$5]*[.B8]" office:value-type="float" office:value="24">
            <text:p>2.40e+1</text:p>
          </table:table-cell>
          <table:table-cell table:style-name="ce3" table:formula="of:=[.$E$5]^[.B8]" office:value-type="float" office:value="144">
            <text:p>1.44e+2</text:p>
          </table:table-cell>
          <table:table-cell table:style-name="ce3" table:formula="of:=[.$E$5]/[.B8]" office:value-type="float" office:value="6">
            <text:p>6.00e+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3" table:formula="of:=[.$E$5]*[.B9]" office:value-type="float" office:value="36">
            <text:p>3.60e+1</text:p>
          </table:table-cell>
          <table:table-cell table:style-name="ce3" table:formula="of:=[.$E$5]^[.B9]" office:value-type="float" office:value="1728">
            <text:p>1.73e+3</text:p>
          </table:table-cell>
          <table:table-cell table:style-name="ce3" table:formula="of:=[.$E$5]/[.B9]" office:value-type="float" office:value="4">
            <text:p>4.00e+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3" table:formula="of:=[.$E$5]*[.B10]" office:value-type="float" office:value="48">
            <text:p>4.80e+1</text:p>
          </table:table-cell>
          <table:table-cell table:style-name="ce3" table:formula="of:=[.$E$5]^[.B10]" office:value-type="float" office:value="20736">
            <text:p>2.07e+4</text:p>
          </table:table-cell>
          <table:table-cell table:style-name="ce3" table:formula="of:=[.$E$5]/[.B10]" office:value-type="float" office:value="3">
            <text:p>3.00e+0</text:p>
          </table:table-cell>
          <table:table-cell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ctal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>
            <text:p>Times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Divide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4" table:formula="of:=DEC2OCT([.$E$5]*[.B8])" office:value-type="string" office:string-value="30">
            <text:p>30</text:p>
          </table:table-cell>
          <table:table-cell table:style-name="ce4" table:formula="of:=DEC2OCT([.$E$5]^[.B8])" office:value-type="string" office:string-value="220">
            <text:p>220</text:p>
          </table:table-cell>
          <table:table-cell table:style-name="ce4" table:formula="of:=DEC2OCT([.$E$5]/[.B8])" office:value-type="string" office:string-value="6">
            <text:p>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4" table:formula="of:=DEC2OCT([.$E$5]*[.B9])" office:value-type="string" office:string-value="44">
            <text:p>44</text:p>
          </table:table-cell>
          <table:table-cell table:style-name="ce4" table:formula="of:=DEC2OCT([.$E$5]^[.B9])" office:value-type="string" office:string-value="3300">
            <text:p>3300</text:p>
          </table:table-cell>
          <table:table-cell table:style-name="ce4" table:formula="of:=DEC2OCT([.$E$5]/[.B9])" office:value-type="string" office:string-value="4">
            <text:p>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4" table:formula="of:=DEC2OCT([.$E$5]*[.B10])" office:value-type="string" office:string-value="60">
            <text:p>60</text:p>
          </table:table-cell>
          <table:table-cell table:style-name="ce4" table:formula="of:=DEC2OCT([.$E$5]^[.B10])" office:value-type="string" office:string-value="50400">
            <text:p>50400</text:p>
          </table:table-cell>
          <table:table-cell table:style-name="ce4" table:formula="of:=DEC2OCT([.$E$5]/[.B10])" office:value-type="string" office:string-value="3">
            <text:p>3</text:p>
          </table:table-cell>
          <table:table-cell/>
        </table:table-row>
        <table:table-row table:style-name="ro1">
          <table:table-cell table:number-columns-repeated="6"/>
          <table:table-cell table:style-name="ce4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2" number:min-integer-digits="1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07/01/2021</text:date>, <text:time>23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7-01T13:47:40.87</meta:creation-date>
    <dc:date>2021-07-01T23:27:17.87</dc:date>
    <dc:creator>Mark Lehr</dc:creator>
    <meta:editing-duration>PT9H24M13S</meta:editing-duration>
    <meta:editing-cycles>5</meta:editing-cycles>
    <meta:generator>OpenOffice/4.1.6$Win32 OpenOffice.org_project/416m1$Build-9790</meta:generator>
    <meta:document-statistic meta:table-count="4" meta:cell-count="72" meta:object-count="0"/>
  </office:meta>
</office:document-meta>
</file>